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0C1F0000221B0000191DC181BC41A1458A0C.svg" manifest:media-type="image/svg+xml"/>
  <manifest:file-entry manifest:full-path="Pictures/1000000100000294000001E648A120A287A461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ights-title">
      <style:graphic-properties fo:min-height="2.629cm"/>
      <style:paragraph-properties style:writing-mode="lr-tb"/>
    </style:style>
    <style:style style:name="pr2" style:family="presentation" style:parent-style-name="Lights-subtitle">
      <style:graphic-properties draw:fill-color="#ffffff" fo:min-height="9.134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My Awesome Analysi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4" draw:layer="layout" svg:width="17.5cm" svg:height="12.413cm" svg:x="5.5cm" svg:y="3cm">
          <draw:image xlink:href="Pictures/10010C1F0000221B0000191DC181BC41A1458A0C.svg" xlink:type="simple" xlink:show="embed" xlink:actuate="onLoad" draw:mime-type="image/svg+xml">
            <text:p/>
          </draw:image>
          <draw:image xlink:href="Pictures/1000000100000294000001E648A120A287A461A3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>
      <style:graphic-properties draw:stroke="none" draw:fill-color="#ffffff" draw:opacity="30%" draw:auto-grow-height="false" fo:min-height="2.476cm" fo:min-width="2.83cm"/>
    </style:style>
    <style:style style:name="Mgr5" style:family="graphic">
      <style:graphic-properties draw:stroke="none" draw:fill-color="#ffffff" draw:opacity="20%" draw:auto-grow-height="false" fo:min-height="2.122cm" fo:min-width="2.476cm"/>
    </style:style>
    <style:style style:name="Mgr6" style:family="graphic">
      <style:graphic-properties draw:stroke="none" draw:fill-color="#ffffff" draw:opacity="20%" draw:auto-grow-height="false" fo:min-height="2.652cm" fo:min-width="2.83cm"/>
    </style:style>
    <style:style style:name="Mgr7" style:family="graphic">
      <style:graphic-properties draw:stroke="none" draw:fill-color="#ffffff" draw:opacity="20%" draw:auto-grow-height="false" fo:min-height="1.414cm" fo:min-width="1.414cm"/>
    </style:style>
    <style:style style:name="Mgr8" style:family="graphic">
      <style:graphic-properties draw:stroke="none" draw:fill-color="#ffffff" draw:opacity="10%" draw:auto-grow-height="false" fo:min-height="1.414cm" fo:min-width="1.414cm"/>
    </style:style>
    <style:style style:name="Mgr9" style:family="graphic">
      <style:graphic-properties draw:stroke="none" draw:fill-color="#ffffff" draw:opacity="15%" draw:auto-grow-height="false" fo:min-height="2.476cm" fo:min-width="3.182cm"/>
    </style:style>
    <style:style style:name="Mgr10" style:family="graphic">
      <style:graphic-properties draw:stroke="none" draw:fill-color="#ffffff" draw:opacity="30%" draw:auto-grow-height="false" fo:min-height="1.414cm" fo:min-width="1.414cm"/>
    </style:style>
    <style:style style:name="Mgr11" style:family="graphic">
      <style:graphic-properties draw:stroke="none" draw:fill-color="#ffffff" draw:opacity="20%" draw:auto-grow-height="false" fo:min-height="1.656cm" fo:min-width="2.122cm"/>
    </style:style>
    <style:style style:name="Mgr12" style:family="graphic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-color="#ffffff" draw:opacity="30%"/>
      <style:paragraph-properties fo:text-align="center"/>
    </style:style>
    <style:style style:name="MP15" style:family="paragraph">
      <loext:graphic-properties draw:fill-color="#ffffff" draw:opacity="20%"/>
      <style:paragraph-properties fo:text-align="center"/>
    </style:style>
    <style:style style:name="MP16" style:family="paragraph">
      <loext:graphic-properties draw:fill-color="#ffffff" draw:opacity="10%"/>
      <style:paragraph-properties fo:text-align="center"/>
    </style:style>
    <style:style style:name="MP17" style:family="paragraph">
      <loext:graphic-properties draw:fill-color="#ffffff" draw:opacity="15%"/>
      <style:paragraph-properties fo:text-align="center"/>
    </style:style>
    <style:style style:name="MP18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ghts" style:page-layout-name="PM1" draw:style-name="Mdp2"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4" draw:text-style-name="MP9" draw:layer="backgroundobjects" svg:width="6.5cm" svg:height="1.09cm" svg:x="0.5cm" svg:y="14.25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9cm" svg:height="1.09cm" svg:x="9.5cm" svg:y="14.25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cm" svg:height="1.09cm" svg:x="21cm" svg:y="14.25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14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4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5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5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5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7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3:56:09.745000000</meta:creation-date>
    <dc:date>2023-02-13T13:59:19.564000000</dc:date>
    <meta:editing-duration>PT3M11S</meta:editing-duration>
    <meta:editing-cycles>3</meta:editing-cycles>
    <meta:generator>LibreOffice/7.2.2.2$Windows_X86_64 LibreOffice_project/02b2acce88a210515b4a5bb2e46cbfb63fe97d56</meta:generator>
    <meta:document-statistic meta:object-count="49"/>
  </office:meta>
</office:document-meta>
</file>